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 Kaleidoscoop huiswerkopdracht 2</text:h>
      <text:p text:style-name="Text_20_body">Martijn Vermaat</text:p>
      <text:p text:style-name="Text_20_body">Studentnummer: 1362917</text:p>
      <text:p text:style-name="Text_20_body">E-mail: <text:a xlink:type="simple" xlink:href="mailto:mvermaat@cs.vu.nl">mvermaat@cs.vu.nl</text:a></text:p>
      <text:p text:style-name="Text_20_body">Studierichting: Informatica</text:p>
      <text:h text:style-name="Heading_20_1" text:outline-level="1">Porter-analyse: Moderne boer wil multimedia</text:h>
      <text:h text:style-name="Heading_20_2" text:outline-level="2">Nieuwkomers op de markt</text:h>
      <text:p text:style-name="Text_20_body">Nieuwkomers op de multimediale vakbladen markt voor boeren zijn er vrijwel alleen in de vorm van internet gebaseerde uitgaven. Bijvoorbeeld de website boeren.nu wil <text:span text:style-name="T1">de </text:span><text:span text:style-name="T2">website zijn voor boeren in Nederland. Hier kunnen foto's en berichten geplaatst worden, waardoor vooral een community gecreeerd wordt. Dit geldt ook voor de community-site boeruh-.com. Dit is een interactief forum voor en door boeren. Andere nieuwkomers zijn er (en zullen er blijven komen) in de vorm van persoonlijke en ambitieuzere weblogs voor een publiek van het platteland. Een laatste nieuwkomer is de zoeksite zibb.com voor bedrijven, die zich voor iedere bedrijfstak profileert als </text:span><text:span text:style-name="T1">de</text:span><text:span text:style-name="T2"> zoeksite (dus ook voor het boerenbedrijf).</text:span></text:p>
      <text:p text:style-name="Text_20_body"><text:span text:style-name="T2">De nieuwkomers bieden (nog) niet hetzelfde als wat Boerderij biedt. Op de eerste plaats ontbreekt een gedrukte uitgave. Op de tweede plaats blijft het veelal beperkt tot een online community, waar het vooral draait om de communicatie tussen de bezoekers. De zoeksite zibb.com biedt weer een compleet andere service, maar is daarmee ook zeer beperkt in het aanbod en geen volwaardige concurrent voor Boerderij. De conclusie is dat Boerderij vooral als sociale netwerk site concurrentie kan verwachten van nieuwkomers, maar het zal door het complete aanbod voorlopig een streepje voor hebben hen.</text:span></text:p>
      <text:h text:style-name="Heading_20_2" text:outline-level="2">Vervangende producten en diensten</text:h>
      <text:p text:style-name="Text_20_body">Vooral op internet zijn er veel vervangende diensten. In de eerste plaats zijn er de algemene nieuws websites zoals nu.nl waar vrij gemakkelijk het nieuws binnen een bepaalde bedrijfstak bekeken kan worden. Op het gebied van nieuwsvoorziening zijn dit dus serieuze concurrenten en Boerderij zal moeite moeten doen niet veel bezoekers kwijt te raken aan hen. Het is duidelijk dat dit al bekend is omdat Boerderij op de website de korte nieuwskoppen prominent op de voorpagina heeft staan in vergelijkbare vorm met deze concurrenten.</text:p>
      <text:p text:style-name="Text_20_body">Ook de eerder genoemde weblogs kunnen als vervangende dienst gezien worden. De vorm en geboden service mogen afwijken, de doelgroep is dezelfde. Met de schrijvers van een weblog krijgen bezoekers eerder voor het gevoel een persoonlijke band en er is vaak geen duidelijk winstoogmerk zichtbaar, wat de bezoeker als positief kan ervaren. De continuiteit is vaak echter minder gewaarborgd.</text:p>
      <text:p text:style-name="Text_20_body">Op de zoekmarkt zijn de traditionele zoekmachines zoals Google en MSN Search een serieuze bedrijging. En specifiek voor het zoeken naar vraag en aanbod zijn websites als Ebay en Marktplaats grote concurrenten. Zij hebben het voordeel niet in een bedrijfstak te opereren, maar een zeer grote markt hebben en daarmee veel middelen.</text:p>
      <text:p text:style-name="Text_20_body">Al deze vervangende producten en diensten hebben een ding gemeen en dat is dat ze niet het totaal aanbod leveren zoals Boerderij dat doet. Iedere vervangende dienst neemt een klein onderdeel van Boerderij voor zijn rekening en Boerderij dat is dan ook het grote voordeel dat Boerderij hier heeft. Lezers kunnen bij Boerderij voor al deze diensten terecht en het blad heeft door deze centrale positie bij veel mensen waarschijnlijk een goede naam.</text:p>
      <text:p text:style-name="Text_20_body">Als laatste zijn er nog verschillende startpagina dochters die zich op dezelfde markt richten. Zij hebben een vrij compleet aanbod, maar missen juiste het community deel. Bezoekers blijven waarschijnlijk terug komen bij Boerderij omdat er interactiviteit mogelijk is.</text:p>
      <text:h text:style-name="Heading_20_2" text:outline-level="2">Leveranciers</text:h>
      <text:p text:style-name="Text_20_body">De lezers van Boerderij zijn deels ook leverancier, bijvoorbeeld voor de vraag en aanbod rubriek en andere communicatie services voor boeren. Deze leveranciers zullen blijven leveren, zolang ze bij Boerderij vinden wat ze zoeken. Het is dus van groot belang dat Boerderij in de gaten blijft houden wat de lezer wil zodat deze tevreden gehouden kan worden. Op dit moment heeft Boerderij veel lezers en houdt deze community zichzelf dus goed in stand.</text:p>
      <text:p text:style-name="Text_20_body">Andere leveranciers zijn de nieuwsbronnen. Boerderij zal er voor moeten zorgen dat het niet achter het net vist, vooral vergeleken met de traditionele nieuwsbronnen (gedrukt en online). Boerderij heeft echter het voordeel de grootste in zijn bedrijfstak te zijn en heeft dus waarschijnlijk goede contacten opgebouwd.</text:p>
      <text:h text:style-name="Heading_20_2" text:outline-level="2">Klanten</text:h>
      <text:p text:style-name="Text_20_body">Het belang van de lezer zal bij Boerderij wel iets verschoven zijn. De traditionele vraag naar artikelen, achtergrondinformatie en marktgericht vermaak is nog steeds aanwezig, maar de vraag naar snel antwoord op zoekvragen en die naar contact met branchegenoten zal zich opdringen. Dit zijn echter precies de onderdelen waarop nieuwkomers en vervangende diensten zich proberen te onderscheiden en dus zal Boerderij moeite moeten doen om aan de ene kant die traditionele vraag goed te blijven beantwoorden maar tegelijkertijd mee te groeien met de concurrentie op de nieuwe markt.</text:p>
      <text:h text:style-name="Heading_20_2" text:outline-level="2">Traditionele industriele concurrenten</text:h>
      <text:p text:style-name="Text_20_body">Er zijn enkele traditionele concurrenten in de vorm van online vakbladen (Ziezo.biz) en in de vorm van gedrukte vakbladen (Vakblad Natuur Bos Landschap, Ekoland, Groenten &amp; Fruit, etcetera). In beide categorieen is Boerderij marktleider en/of heeft het een bredere doelgroep. Zo richt Ziezo.biz zich bijvoorbeeld uitsluitend op ondersteuning van de bedrijfsvoering en hebben de meeste gedrukte vakbladen een klein deel van de doelgroep van Boerderij als doelgroep.</text:p>
      <text:p text:style-name="Text_20_body">Nu Boerderij de focus verlegt naar interactieve en multimediale media zullen een aantal van deze concurrenten wegvallen wanneer zij diezelfde keuze niet maken. Van de traditionele concurrenten die blijven proberen direct te concurreren heeft Boerderij voorlopig niet veel te vrezen omdat het markleider is.</text:p>
      <text:h text:style-name="Heading_20_2" text:outline-level="2">Conclusie</text:h>
      <text:p text:style-name="Text_20_body">Het grootste spanningsveld bevindt zich tussen nieuwkomers, vervangende diensten en klanten. Boerderij zal de aandacht hierop moeten vestigen en zorgen dat het blijft voldoen aan de veranderende wensen van de klant en tegelijkertijd kijkt op welke manier nieuwkomers en vervangende diensten zich ontwikke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Bitstream Vera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master-page style:name="Right_20_Page" style:display-name="Right Page" style:page-layout-name="pm3"/>
    <style:master-page style:name="Index" style:page-layout-name="pm1"/>
    <style:master-page style:name="Foot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Martijn Vermaat</meta:initial-creator>
    <meta:creation-date>2007-09-20T21:13:45</meta:creation-date>
    <dc:creator>Martijn Vermaat</dc:creator>
    <dc:date>2007-09-20T22:32:17</dc:date>
    <dc:language>en-US</dc:language>
    <meta:editing-cycles>3</meta:editing-cycles>
    <meta:editing-duration>PT1H18M33S</meta:editing-duration>
    <meta:template xlink:type="simple" xlink:actuate="onRequest" xlink:role="template" xlink:href="../../../../../.openoffice.org2/user/template/Default%20A4.ott" xlink:title="Default A4" meta:date="2007-09-20T21:13:44"/>
    <meta:user-defined meta:name="Info 1"/>
    <meta:user-defined meta:name="Info 2"/>
    <meta:user-defined meta:name="Info 3"/>
    <meta:user-defined meta:name="Info 4"/>
    <meta:document-statistic meta:table-count="0" meta:image-count="0" meta:object-count="0" meta:page-count="2" meta:paragraph-count="25" meta:word-count="901" meta:character-count="5967"/>
  </office:meta>
</office:document-meta>
</file>